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co1" style:family="table-column">
      <style:table-column-properties style:column-width="1.445cm" style:use-optimal-column-width="false"/>
    </style:style>
    <style:style style:name="co2" style:family="table-column">
      <style:table-column-properties style:column-width="1.444cm" style:use-optimal-column-width="false"/>
    </style:style>
    <style:style style:name="ro1" style:family="table-row">
      <style:table-row-properties style:row-height="1.203cm"/>
    </style:style>
    <style:style style:name="ro2" style:family="table-row">
      <style:table-row-properties style:row-height="1.205cm"/>
    </style:style>
    <style:style style:name="ce1" style:family="table-cell">
      <style:graphic-properties style:repeat="repeat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256cm" svg:x="1.4cm" svg:y="0.962cm" presentation:class="title">
          <draw:text-box>
            <text:p>@project_name@</text:p>
          </draw:text-box>
        </draw:frame>
        <draw:frame presentation:style-name="pr2" draw:text-style-name="P1" draw:layer="layout" svg:width="12.6cm" svg:height="13.609cm" svg:x="1.4cm" svg:y="5.039cm" presentation:class="subtitle" presentation:user-transformed="true">
          <draw:text-box>
            <text:p text:style-name="P1"><text:span text:style-name="T1">Name: @project_name@</text:span></text:p>
            <text:p text:style-name="P1"><text:span text:style-name="T1">Customer: @company_name@</text:span></text:p>
            <text:p text:style-name="P1"><text:span text:style-name="T1">Start: @start_date_pretty@</text:span></text:p>
            <text:p text:style-name="P1"><text:span text:style-name="T1">End: @end_date_pretty@</text:span></text:p>
            <text:p text:style-name="P1"><text:span text:style-name="T1"/></text:p>
          </draw:text-box>
        </draw:frame>
        <draw:frame draw:style-name="gr1" draw:layer="layout" svg:width="3.216cm" svg:height="0.963cm" svg:x="16.5cm" svg:y="6.5cm">
          <draw:text-box>
            <text:p>Progress:</text:p>
          </draw:text-box>
        </draw:frame>
        <draw:rect draw:style-name="gr2" draw:text-style-name="P2" draw:layer="layout" svg:width="5.5cm" svg:height="0.5cm" svg:x="20cm" svg:y="6.7cm">
          <text:p/>
        </draw:rect>
        <draw:rect draw:style-name="gr3" draw:text-style-name="P2" draw:layer="layout" svg:width="3.5cm" svg:height="0.5cm" svg:x="20cm" svg:y="6.7cm">
          <text:p/>
        </draw:rect>
        <draw:frame draw:style-name="gr1" draw:layer="layout" svg:width="2.479cm" svg:height="0.963cm" svg:x="16.5cm" svg:y="7.801cm">
          <draw:text-box>
            <text:p>Status:</text:p>
          </draw:text-box>
        </draw:frame>
        <draw:custom-shape draw:style-name="gr4" draw:text-style-name="P2" draw:layer="layout" svg:width="0.5cm" svg:height="0.5cm" svg:x="20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0.5cm" svg:height="0.5cm" svg:x="20.9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draw:layer="layout" svg:width="0.5cm" svg:height="0.5cm" svg:x="21.7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standard" draw:layer="layout" svg:width="7.223cm" svg:height="6.016cm" svg:x="16.7cm" svg:y="10.4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ank Bergmann</meta:initial-creator>
    <meta:creation-date>2011-12-01T17:03:15.92</meta:creation-date>
    <meta:editing-duration>PT00H10M33S</meta:editing-duration>
    <meta:editing-cycles>2</meta:editing-cycles>
    <dc:date>2011-12-01T17:12:59.21</dc:date>
    <dc:creator>Frank Bergmann</dc:creator>
    <meta:document-statistic meta:object-count="33"/>
    <meta:generator>OpenOffice.org/3.2$Win32 OpenOffice.org_project/320m18$Build-9502</meta:generator>
  </office:meta>
</office:document-meta>
</file>